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248" officeooo:paragraph-rsid="000f3248"/>
    </style:style>
    <style:style style:name="P2" style:family="paragraph" style:parent-style-name="Standard">
      <style:text-properties officeooo:rsid="000f3b3d" officeooo:paragraph-rsid="000f3b3d"/>
    </style:style>
    <style:style style:name="P3" style:family="paragraph" style:parent-style-name="Standard">
      <style:text-properties officeooo:paragraph-rsid="000f3b3d"/>
    </style:style>
    <style:style style:name="P4" style:family="paragraph" style:parent-style-name="Standard">
      <style:text-properties officeooo:rsid="000f42e3" officeooo:paragraph-rsid="000f42e3"/>
    </style:style>
    <style:style style:name="P5" style:family="paragraph" style:parent-style-name="Standard">
      <style:text-properties officeooo:paragraph-rsid="000f42e3"/>
    </style:style>
    <style:style style:name="P6" style:family="paragraph" style:parent-style-name="Standard">
      <style:paragraph-properties fo:break-before="page"/>
      <style:text-properties officeooo:rsid="000f3248" officeooo:paragraph-rsid="000f3248"/>
    </style:style>
    <style:style style:name="T1" style:family="text">
      <style:text-properties officeooo:rsid="000f3b3d"/>
    </style:style>
    <style:style style:name="T2" style:family="text">
      <style:text-properties officeooo:rsid="000f42e3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tab/><text:tab/><text:tab/><text:tab/><text:span text:style-name="T3">Medical Store Management System</text:span></text:p>
      <text:p text:style-name="P3"/>
      <text:p text:style-name="P3">Team Members:</text:p>
      <text:p text:style-name="P5">1) Atharv Ganpatye<text:span text:style-name="T2"><text:tab/>MIS 111803050</text:span></text:p>
      <text:p text:style-name="P5">2) Shubh Gohil<text:span text:style-name="T2"> <text:tab/>MIS 111803052</text:span></text:p>
      <text:p text:style-name="P3"/>
      <text:p text:style-name="P3"><text:span text:style-name="T1">Front End: HTML CSS Bootstrap</text:span></text:p>
      <text:p text:style-name="P2">Back End: Django </text:p>
      <text:p text:style-name="P2">Database: MySQL</text:p>
      <text:p text:style-name="P1"/>
      <text:p text:style-name="P1">Project Link:</text:p>
      <text:p text:style-name="Standard"><text:a xlink:type="simple" xlink:href="https://github.com/ShubhGohil/Projects/tree/master/MedicalStore" text:style-name="Internet_20_link" text:visited-style-name="Visited_20_Internet_20_Link">https://github.com/ShubhGohil/Projects/tree/master/MedicalStore</text:a></text:p>
      <text:p text:style-name="Standard"/>
      <text:p text:style-name="P1">FD: </text:p>
      <text:p text:style-name="P1">create table supplier</text:p>
      <text:p text:style-name="P1">(</text:p>
      <text:p text:style-name="P1"><text:tab/>supplier_id int unsigned auto_increment,</text:p>
      <text:p text:style-name="P1"><text:tab/>supplier_name varchar(50) not null,</text:p>
      <text:p text:style-name="P1"><text:tab/>supplier_city varchar(50) not null,</text:p>
      <text:p text:style-name="P1"><text:tab/>city_pincode numeric(6,0) not null,</text:p>
      <text:p text:style-name="P1"><text:tab/>primary key (supplier_id)</text:p>
      <text:p text:style-name="P1">);</text:p>
      <text:p text:style-name="P1"/>
      <text:p text:style-name="P1">create table employee(</text:p>
      <text:p text:style-name="P1"><text:tab/>emp_id int unsigned auto_increment,</text:p>
      <text:p text:style-name="P1"><text:tab/>emp_name varchar(50) not null,</text:p>
      <text:p text:style-name="P1"><text:tab/>emp_gender varchar(10) not null,</text:p>
      <text:p text:style-name="P1"><text:tab/>emp_age numeric(2,0) not null,</text:p>
      <text:p text:style-name="P1"><text:tab/>emp_salary int unsigned not null,</text:p>
      <text:p text:style-name="P1"><text:tab/>primary key (emp_id)</text:p>
      <text:p text:style-name="P1">);</text:p>
      <text:p text:style-name="P1"/>
      <text:p text:style-name="P1">create table medicine(</text:p>
      <text:p text:style-name="P1"><text:tab/>med_id int unsigned auto_increment,</text:p>
      <text:p text:style-name="P1"><text:tab/>med_name varchar(50) not null,</text:p>
      <text:p text:style-name="P1"><text:tab/>price int unsigned not null,</text:p>
      <text:p text:style-name="P1"><text:tab/>primary key (med_id)</text:p>
      <text:p text:style-name="P1">);</text:p>
      <text:p text:style-name="P1"/>
      <text:p text:style-name="P1">create table stock(</text:p>
      <text:p text:style-name="P1"><text:tab/>stock_id int unsigned auto_increment,</text:p>
      <text:p text:style-name="P1"><text:tab/>quantity numeric(4,0) not null,</text:p>
      <text:p text:style-name="P1"><text:tab/>price int unsigned not null,</text:p>
      <text:p text:style-name="P1"><text:tab/>mfg_date date not null,</text:p>
      <text:p text:style-name="P1"><text:tab/>exp_date date not null,</text:p>
      <text:p text:style-name="P1"><text:tab/>stock_arrival_date date not null,</text:p>
      <text:p text:style-name="P1"><text:tab/>supplier_id int unsigned not null,</text:p>
      <text:p text:style-name="P1"><text:tab/>medicine_id int unsigned not null,</text:p>
      <text:p text:style-name="P1"><text:soft-page-break/><text:tab/>primary key(stock_id),</text:p>
      <text:p text:style-name="P1"><text:tab/>foreign key (medicine_id) references medicine(med_id) on delete cascade,</text:p>
      <text:p text:style-name="P1"><text:tab/>foreign key (supplier_id) references supplier(supplier_id) on delete cascade</text:p>
      <text:p text:style-name="P1">);</text:p>
      <text:p text:style-name="P1"/>
      <text:p text:style-name="P6">create table bill </text:p>
      <text:p text:style-name="P1">(bill_id int unsigned auto_increment, </text:p>
      <text:p text:style-name="P1">cust_name varchar(50) not null, </text:p>
      <text:p text:style-name="P1">med_name varchar(50) not null, </text:p>
      <text:p text:style-name="P1">quantity int unsigned not null, </text:p>
      <text:p text:style-name="P1">price int unsigned not null, </text:p>
      <text:p text:style-name="P1">primary key (bill_id)</text:p>
      <text:p text:style-name="P1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3:56:36.028021047</meta:creation-date>
    <dc:date>2020-11-02T00:01:05.960305866</dc:date>
    <meta:editing-duration>PT4M3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188" meta:character-count="1448" meta:non-whitespace-character-count="1274"/>
  </office:meta>
</office:document-meta>
</file>